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3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4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b6c92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220703" style:font-size-asian="14pt" style:font-weight-asian="bold" style:font-size-complex="14pt" style:font-weight-complex="bold"/>
    </style:style>
    <style:style style:name="P7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paragraph-rsid="001b6c92"/>
    </style:style>
    <style:style style:name="T1" style:family="text">
      <style:text-properties officeooo:rsid="0021155b"/>
    </style:style>
    <style:style style:name="T2" style:family="text">
      <style:text-properties officeooo:rsid="001b6c92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8237575" text:style-name="L1">
        <text:list-item>
          <text:p text:style-name="P8"><draw:frame draw:style-name="fr1" draw:name="Frame1" text:anchor-type="paragraph" svg:x="0.2591in" svg:y="0.0791in" svg:width="3in" draw:z-index="0"><draw:text-box fo:min-height="4in"><text:p text:style-name="P7"/><text:p text:style-name="P7">SCHOOL KALO<text:span text:style-name="T1">L</text:span>SAVAM 2017</text:p><text:p text:style-name="P7">2016 November 5</text:p><text:p text:style-name="P7">GHS ALAPPUZHA</text:p><text:p text:style-name="P3"/><text:p text:style-name="P1"><text:s/>Participants Card</text:p><text:p text:style-name="P2"/><text:p text:style-name="P4">Name<text:tab/>: </text:p><text:p text:style-name="P4">Class<text:tab/>: </text:p><text:p text:style-name="P4">Item<text:tab/>: </text:p><text:p text:style-name="P4"><text:tab/>:</text:p><text:p text:style-name="P4"><text:tab/>:</text:p></draw:text-box></draw:frame><draw:frame draw:style-name="fr1" draw:name="Frame3" text:anchor-type="paragraph" svg:x="3.8028in" svg:y="4.4102in" svg:width="3in" draw:z-index="2"><draw:text-box fo:min-height="4in"><text:p text:style-name="P7"/><text:p text:style-name="P7">SCHOOL KALO<text:span text:style-name="T1">L</text:span>SAVAM 2017</text:p><text:p text:style-name="P7">2016 November 5</text:p><text:p text:style-name="P7">GHS ALAPPUZHA</text:p><text:p text:style-name="P3"/><text:p text:style-name="P1"><text:s/>Participants Card</text:p><text:p text:style-name="P2"/><text:p text:style-name="P4">Name;<text:database-next text:table-name="Sheet1" text:table-type="table" text:condition="ooow:TRUE" text:database-name="participants_mal"/><text:database-next text:table-name="Sheet1" text:table-type="table" text:condition="ooow:TRUE" text:database-name="participants_mal"/><text:database-display text:table-name="Sheet1" text:table-type="table" text:column-name="Name" text:database-name="participants_mal">&lt;Name&gt;</text:database-display></text:p><text:p text:style-name="P4">Class<text:tab/>:<text:database-display text:table-name="Sheet1" text:table-type="table" text:column-name="Class" text:database-name="participants_mal">&lt;Class&gt;</text:database-display></text:p><text:p text:style-name="P4">Item<text:tab/>:<text:database-display text:table-name="Sheet1" text:table-type="table" text:column-name="Item1" text:database-name="participants_mal">&lt;Item1&gt;</text:database-display></text:p><text:p text:style-name="P4"><text:tab/>:<text:database-display text:table-name="Sheet1" text:table-type="table" text:column-name="Item 2" text:database-name="participants_mal">&lt;Item 2&gt;</text:database-display></text:p><text:p text:style-name="P4"><text:tab/>:<text:database-display text:table-name="Sheet1" text:table-type="table" text:column-name="Item3" text:database-name="participants_mal">&lt;Item3&gt;</text:database-display></text:p></draw:text-box></draw:frame><draw:frame draw:style-name="fr1" draw:name="Frame4" text:anchor-type="paragraph" svg:x="0.2591in" svg:y="0.0791in" svg:width="3in" draw:z-index="3"><draw:text-box fo:min-height="4in"><text:p text:style-name="P7"/><text:p text:style-name="P7">SCHOOL KALO<text:span text:style-name="T1">L</text:span>SAVAM 2017</text:p><text:p text:style-name="P7">2016 November 5</text:p><text:p text:style-name="P7">GHS ALAPPUZHA</text:p><text:p text:style-name="P3"/><text:p text:style-name="P1"><text:s/>Participants Card</text:p><text:p text:style-name="P2"/><text:p text:style-name="P4">Name<text:tab/>:<text:database-display text:table-name="Sheet1" text:table-type="table" text:column-name="Name" text:database-name="participants_mal">&lt;Name&gt;</text:database-display></text:p><text:p text:style-name="P4">Class<text:tab/>:<text:database-display text:table-name="Sheet1" text:table-type="table" text:column-name="Class" text:database-name="participants_mal">&lt;Class&gt;</text:database-display></text:p><text:p text:style-name="P4">Item<text:tab/>:<text:database-display text:table-name="Sheet1" text:table-type="table" text:column-name="Item1" text:database-name="participants_mal">&lt;Item1&gt;</text:database-display></text:p><text:p text:style-name="P4"><text:tab/>:<text:database-display text:table-name="Sheet1" text:table-type="table" text:column-name="Item 2" text:database-name="participants_mal">&lt;Item 2&gt;</text:database-display></text:p><text:p text:style-name="P4"><text:tab/>:<text:database-display text:table-name="Sheet1" text:table-type="table" text:column-name="Item3" text:database-name="participants_mal">&lt;Item3&gt;</text:database-display></text:p></draw:text-box></draw:frame><draw:frame draw:style-name="fr1" draw:name="Frame5" text:anchor-type="paragraph" svg:x="0.2591in" svg:y="4.4102in" svg:width="3in" draw:z-index="4"><draw:text-box fo:min-height="4in"><text:p text:style-name="P7"/><text:p text:style-name="P7">SCHOOL KALO<text:span text:style-name="T1">L</text:span>SAVAM 2017</text:p><text:p text:style-name="P7">2016 November 5</text:p><text:p text:style-name="P7">GHS ALAPPUZHA</text:p><text:p text:style-name="P3"/><text:p text:style-name="P1"><text:s/>Participants Card</text:p><text:p text:style-name="P2"/><text:p text:style-name="P4">Name<text:tab/>:<text:database-display text:table-name="Sheet1" text:table-type="table" text:column-name="Name" text:database-name="participants_mal">&lt;Name&gt;</text:database-display></text:p><text:p text:style-name="P4">Class<text:tab/>:<text:database-display text:table-name="Sheet1" text:table-type="table" text:column-name="Class" text:database-name="participants_mal">&lt;Class&gt;</text:database-display></text:p><text:p text:style-name="P4">Item<text:tab/>:<text:database-display text:table-name="Sheet1" text:table-type="table" text:column-name="Item1" text:database-name="participants_mal">&lt;Item1&gt;</text:database-display> </text:p><text:p text:style-name="P4"><text:tab/>:<text:database-display text:table-name="Sheet1" text:table-type="table" text:column-name="Item 2" text:database-name="participants_mal">&lt;Item 2&gt;</text:database-display></text:p><text:p text:style-name="P4"><text:tab/>:<text:database-display text:table-name="Sheet1" text:table-type="table" text:column-name="Item3" text:database-name="participants_mal">&lt;Item3&gt;</text:database-display></text:p></draw:text-box></draw:frame><draw:frame draw:style-name="fr1" draw:name="Frame2" text:anchor-type="paragraph" svg:x="3.8028in" svg:y="0.0791in" svg:width="3in" draw:z-index="1"><draw:text-box fo:min-height="4.0264in"><text:p text:style-name="P7"/><text:p text:style-name="P7">SCHOOL KALO<text:span text:style-name="T1">L</text:span>SAVAM 2017</text:p><text:p text:style-name="P7">2016 November 5</text:p><text:p text:style-name="P7">GHS ALAPPUZHA</text:p><text:p text:style-name="P3"/><text:p text:style-name="P1"><text:s/>Participants Card</text:p><text:p text:style-name="P2"/><text:p text:style-name="P4">Name<text:tab/>:<text:database-display text:table-name="Sheet1" text:table-type="table" text:column-name="Name" text:database-name="participants_mal">&lt;Name&gt;</text:database-display> </text:p><text:p text:style-name="P6">Class<text:tab/>:<text:database-display text:table-name="Sheet1" text:table-type="table" text:column-name="Class" text:database-name="participants_mal">&lt;Class&gt;</text:database-display></text:p><text:p text:style-name="P6">Item<text:tab/>:<text:database-display text:table-name="Sheet1" text:table-type="table" text:column-name="Item1" text:database-name="participants_mal">&lt;Item1&gt;</text:database-display></text:p><text:p text:style-name="P6"><text:tab/>:<text:database-display text:table-name="Sheet1" text:table-type="table" text:column-name="Item 2" text:database-name="participants_mal">&lt;Item 2&gt;</text:database-display></text:p><text:p text:style-name="P6"><text:tab/>:<text:database-display text:table-name="Sheet1" text:table-type="table" text:column-name="Item3" text:database-name="participants_mal">&lt;Item3&gt;</text:database-display></text:p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><text:s/></text:p><text:p text:style-name="P4">Item<text:tab/>: </text:p><text:p text:style-name="P4"><text:tab/>:</text:p><text:p text:style-name="P4"><text:tab/>:</text:p></draw:text-box></draw:frame><text:span text:style-name="T2">­p <text:s text:c="17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56:59.582852311</meta:creation-date>
    <dc:date>2024-08-26T05:24:51.731503862</dc:date>
    <meta:editing-duration>PT55M12S</meta:editing-duration>
    <meta:editing-cycles>8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50" meta:word-count="100" meta:character-count="633" meta:non-whitespace-character-count="542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../../../../../Standard_10/participants_mal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Sheet1"/>
      </db:table-representations>
    </office:database>
  </office:body>
</office:document-content>
</file>